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 style:data-style-name="N4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7" style:family="table-cell" style:parent-style-name="Default" style:data-style-name="N3"/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50000000000" calcext:value-type="float">
            <text:p>50,000,000,0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239820030000" calcext:value-type="float">
            <text:p>239,820,030,0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table:style-name="ce18" table:formula="of:=([.F4]+[.F5])/[.B10]" office:value-type="float" office:value="183.501534613893" calcext:value-type="float">
            <text:p>183.50</text:p>
          </table:table-cell>
          <table:table-cell table:style-name="ce18" office:value-type="float" office:value="188.49585" calcext:value-type="float">
            <text:p>188.5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table:style-name="ce18" table:formula="of:=([.F4]+[.F5])/[.B11]" office:value-type="float" office:value="94.5089712913785" calcext:value-type="float">
            <text:p>94.51</text:p>
          </table:table-cell>
          <table:table-cell table:style-name="ce18" office:value-type="float" office:value="98.047086" calcext:value-type="float">
            <text:p>98.05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table:style-name="ce18" table:formula="of:=([.F4]+[.F5])/[.B12]" office:value-type="float" office:value="65.3920527522612" calcext:value-type="float">
            <text:p>65.39</text:p>
          </table:table-cell>
          <table:table-cell table:style-name="ce18" office:value-type="float" office:value="67.332783" calcext:value-type="float">
            <text:p>67.3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table:style-name="ce18" table:formula="of:=([.F4]+[.F5])/[.B13]" office:value-type="float" office:value="50.6487998392213" calcext:value-type="float">
            <text:p>50.65</text:p>
          </table:table-cell>
          <table:table-cell table:style-name="ce18" office:value-type="float" office:value="51.603626" calcext:value-type="float">
            <text:p>51.6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table:style-name="ce18" table:formula="of:=([.F4]+[.F5])/[.B14]" office:value-type="float" office:value="44.5757814737984" calcext:value-type="float">
            <text:p>44.58</text:p>
          </table:table-cell>
          <table:table-cell table:style-name="ce18" office:value-type="float" office:value="42.237309" calcext:value-type="float">
            <text:p>42.2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table:style-name="ce18" table:formula="of:=([.F4]+[.F5])/[.B15]" office:value-type="float" office:value="41.9268724649684" calcext:value-type="float">
            <text:p>41.93</text:p>
          </table:table-cell>
          <table:table-cell table:style-name="ce18" office:value-type="float" office:value="35.68459" calcext:value-type="float">
            <text:p>35.6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table:style-name="ce18" table:formula="of:=([.F4]+[.F5])/[.B16]" office:value-type="float" office:value="39.8152291655934" calcext:value-type="float">
            <text:p>39.82</text:p>
          </table:table-cell>
          <table:table-cell table:style-name="ce18" office:value-type="float" office:value="31.17424" calcext:value-type="float">
            <text:p>31.1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table:style-name="ce18" table:formula="of:=([.F4]+[.F5])/[.B17]" office:value-type="float" office:value="38.4270309778294" calcext:value-type="float">
            <text:p>38.43</text:p>
          </table:table-cell>
          <table:table-cell table:style-name="ce18" office:value-type="float" office:value="28.475502" calcext:value-type="float">
            <text:p>28.4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table:style-name="ce18" table:formula="of:=([.F4]+[.F5])/[.B18]" office:value-type="float" office:value="37.3041961102316" calcext:value-type="float">
            <text:p>37.30</text:p>
          </table:table-cell>
          <table:table-cell table:style-name="ce18" office:value-type="float" office:value="26.682343" calcext:value-type="float">
            <text:p>26.68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table:style-name="ce18" table:formula="of:=([.F4]+[.F5])/[.B19]" office:value-type="float" office:value="36.2808479342283" calcext:value-type="float">
            <text:p>36.28</text:p>
          </table:table-cell>
          <table:table-cell table:style-name="ce18" office:value-type="float" office:value="25.691169" calcext:value-type="float">
            <text:p>25.69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table:style-name="ce18" table:formula="of:=([.F4]+[.F5])/[.B20]" office:value-type="float" office:value="35.623353931911" calcext:value-type="float">
            <text:p>35.62</text:p>
          </table:table-cell>
          <table:table-cell table:style-name="ce18" office:value-type="float" office:value="25.023" calcext:value-type="float">
            <text:p>25.0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table:style-name="ce18" table:formula="of:=([.F4]+[.F5])/[.B21]" office:value-type="float" office:value="35.3317877252467" calcext:value-type="float">
            <text:p>35.33</text:p>
          </table:table-cell>
          <table:table-cell table:style-name="ce18" office:value-type="float" office:value="24.790936" calcext:value-type="float">
            <text:p>24.79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table:style-name="ce18" table:formula="of:=([.F4]+[.F5])/[.B22]" office:value-type="float" office:value="35.0450085021803" calcext:value-type="float">
            <text:p>35.05</text:p>
          </table:table-cell>
          <table:table-cell table:style-name="ce18" office:value-type="float" office:value="24.472509" calcext:value-type="float">
            <text:p>24.4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table:style-name="ce18" table:formula="of:=([.F4]+[.F5])/[.B23]" office:value-type="float" office:value="34.8712308164334" calcext:value-type="float">
            <text:p>34.87</text:p>
          </table:table-cell>
          <table:table-cell table:style-name="ce18" office:value-type="float" office:value="24.326477" calcext:value-type="float">
            <text:p>24.33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table:style-name="ce18" table:formula="of:=([.F4]+[.F5])/[.B24]" office:value-type="float" office:value="34.899890117499" calcext:value-type="float">
            <text:p>34.90</text:p>
          </table:table-cell>
          <table:table-cell table:style-name="ce18" office:value-type="float" office:value="24.297973" calcext:value-type="float">
            <text:p>24.3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table:style-name="ce18" table:formula="of:=([.F4]+[.F5])/[.B25]" office:value-type="float" office:value="34.899890117499" calcext:value-type="float">
            <text:p>34.90</text:p>
          </table:table-cell>
          <table:table-cell table:style-name="ce18" office:value-type="float" office:value="24.311635" calcext:value-type="float">
            <text:p>24.31</text:p>
          </table:table-cell>
          <table:table-cell table:number-columns-repeated="17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800000" calcext:value-type="float">
            <text:p>8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120.022804332823" calcext:value-type="float">
            <text:p>120.02</text:p>
          </table:table-cell>
          <table:table-cell table:style-name="ce18"/>
          <table:table-cell office:value-type="float" office:value="120.127632" calcext:value-type="float">
            <text:p>120.12763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60.6837542004536" calcext:value-type="float">
            <text:p>60.68</text:p>
          </table:table-cell>
          <table:table-cell table:style-name="ce18"/>
          <table:table-cell office:value-type="float" office:value="62.438277" calcext:value-type="float">
            <text:p>62.43827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42.7699989842125" calcext:value-type="float">
            <text:p>42.77</text:p>
          </table:table-cell>
          <table:table-cell table:style-name="ce18"/>
          <table:table-cell office:value-type="float" office:value="42.18208" calcext:value-type="float">
            <text:p>42.182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32.0360084735242" calcext:value-type="float">
            <text:p>32.04</text:p>
          </table:table-cell>
          <table:table-cell table:style-name="ce18"/>
          <table:table-cell office:value-type="float" office:value="32.053807" calcext:value-type="float">
            <text:p>32.0538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25.6660335711719" calcext:value-type="float">
            <text:p>25.67</text:p>
          </table:table-cell>
          <table:table-cell table:style-name="ce18"/>
          <table:table-cell office:value-type="float" office:value="26.00489" calcext:value-type="float">
            <text:p>26.0048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21.4710342328802" calcext:value-type="float">
            <text:p>21.47</text:p>
          </table:table-cell>
          <table:table-cell table:style-name="ce18"/>
          <table:table-cell office:value-type="float" office:value="21.662597" calcext:value-type="float">
            <text:p>21.66259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18.7039561205189" calcext:value-type="float">
            <text:p>18.70</text:p>
          </table:table-cell>
          <table:table-cell table:style-name="ce18"/>
          <table:table-cell office:value-type="float" office:value="18.700849" calcext:value-type="float">
            <text:p>18.70084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16.944880422097" calcext:value-type="float">
            <text:p>16.94</text:p>
          </table:table-cell>
          <table:table-cell table:style-name="ce18"/>
          <table:table-cell office:value-type="float" office:value="16.838177" calcext:value-type="float">
            <text:p>16.83817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15.777101115441" calcext:value-type="float">
            <text:p>15.78</text:p>
          </table:table-cell>
          <table:table-cell table:style-name="ce18"/>
          <table:table-cell office:value-type="float" office:value="15.725436" calcext:value-type="float">
            <text:p>15.72543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14.225965231741" calcext:value-type="float">
            <text:p>14.23</text:p>
          </table:table-cell>
          <table:table-cell table:style-name="ce18"/>
          <table:table-cell office:value-type="float" office:value="14.142094" calcext:value-type="float">
            <text:p>14.14209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13.0291037605251" calcext:value-type="float">
            <text:p>13.03</text:p>
          </table:table-cell>
          <table:table-cell table:style-name="ce18"/>
          <table:table-cell office:value-type="float" office:value="12.937287" calcext:value-type="float">
            <text:p>12.93728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12.2959638498663" calcext:value-type="float">
            <text:p>12.30</text:p>
          </table:table-cell>
          <table:table-cell table:style-name="ce18"/>
          <table:table-cell office:value-type="float" office:value="12.236569" calcext:value-type="float">
            <text:p>12.2365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12.0039012679121" calcext:value-type="float">
            <text:p>12.00</text:p>
          </table:table-cell>
          <table:table-cell table:style-name="ce18"/>
          <table:table-cell office:value-type="float" office:value="11.919458" calcext:value-type="float">
            <text:p>11.91945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11.1858856494875" calcext:value-type="float">
            <text:p>11.19</text:p>
          </table:table-cell>
          <table:table-cell table:style-name="ce18"/>
          <table:table-cell office:value-type="float" office:value="10.986103" calcext:value-type="float">
            <text:p>10.98610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10.4680117189391" calcext:value-type="float">
            <text:p>10.47</text:p>
          </table:table-cell>
          <table:table-cell table:style-name="ce18"/>
          <table:table-cell office:value-type="float" office:value="10.298745" calcext:value-type="float">
            <text:p>10.29874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9.84501485366616" calcext:value-type="float">
            <text:p>9.85</text:p>
          </table:table-cell>
          <table:table-cell/>
          <table:table-cell office:value-type="float" office:value="9.608579" calcext:value-type="float">
            <text:p>9.60857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-NVM speed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office:value-type="float" office:value="40.184731" calcext:value-type="float">
            <text:p>40.18</text:p>
          </table:table-cell>
          <table:table-cell/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office:value-type="float" office:value="20.660509" calcext:value-type="float">
            <text:p>20.66</text:p>
          </table:table-cell>
          <table:table-cell/>
          <table:table-cell table:style-name="ce18" table:formula="of:=[.F28]/[.B34]" office:value-type="float" office:value="101.535463703896" calcext:value-type="float">
            <text:p>101.54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office:value-type="float" office:value="17.308555" calcext:value-type="float">
            <text:p>17.31</text:p>
          </table:table-cell>
          <table:table-cell/>
          <table:table-cell table:style-name="ce18" table:formula="of:=[.F28]/[.B35]" office:value-type="float" office:value="65.9824316002402" calcext:value-type="float">
            <text:p>65.98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office:value-type="float" office:value="13.086462" calcext:value-type="float">
            <text:p>13.09</text:p>
          </table:table-cell>
          <table:table-cell/>
          <table:table-cell table:style-name="ce18" table:formula="of:=[.F28]/[.B36]" office:value-type="float" office:value="49.7392574861468" calcext:value-type="float">
            <text:p>49.74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office:value-type="float" office:value="10.626771" calcext:value-type="float">
            <text:p>10.63</text:p>
          </table:table-cell>
          <table:table-cell/>
          <table:table-cell table:style-name="ce18" table:formula="of:=[.F28]/[.B37]" office:value-type="float" office:value="38.9743823090212" calcext:value-type="float">
            <text:p>38.97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office:value-type="float" office:value="9.205341" calcext:value-type="float">
            <text:p>9.21</text:p>
          </table:table-cell>
          <table:table-cell/>
          <table:table-cell table:style-name="ce18" table:formula="of:=[.F28]/[.B38]" office:value-type="float" office:value="32.6019666239812" calcext:value-type="float">
            <text:p>32.60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office:value-type="float" office:value="8.205961" calcext:value-type="float">
            <text:p>8.21</text:p>
          </table:table-cell>
          <table:table-cell/>
          <table:table-cell table:style-name="ce18" table:formula="of:=[.F28]/[.B39]" office:value-type="float" office:value="27.226731886034" calcext:value-type="float">
            <text:p>27.23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office:value-type="float" office:value="7.551966" calcext:value-type="float">
            <text:p>7.55</text:p>
          </table:table-cell>
          <table:table-cell/>
          <table:table-cell table:style-name="ce18" table:formula="of:=[.F28]/[.B40]" office:value-type="float" office:value="24.0616128878089" calcext:value-type="float">
            <text:p>24.06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office:value-type="float" office:value="7.02813" calcext:value-type="float">
            <text:p>7.03</text:p>
          </table:table-cell>
          <table:table-cell/>
          <table:table-cell table:style-name="ce18" table:formula="of:=[.F28]/[.B41]" office:value-type="float" office:value="21.4940740434848" calcext:value-type="float">
            <text:p>21.49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office:value-type="float" office:value="6.087404" calcext:value-type="float">
            <text:p>6.09</text:p>
          </table:table-cell>
          <table:table-cell/>
          <table:table-cell table:style-name="ce18" table:formula="of:=[.F28]/[.B42]" office:value-type="float" office:value="19.0156659375347" calcext:value-type="float">
            <text:p>19.02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office:value-type="float" office:value="5.648782" calcext:value-type="float">
            <text:p>5.65</text:p>
          </table:table-cell>
          <table:table-cell/>
          <table:table-cell table:style-name="ce18" table:formula="of:=[.F28]/[.B43]" office:value-type="float" office:value="17.2323978514345" calcext:value-type="float">
            <text:p>17.23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office:value-type="float" office:value="4.988546" calcext:value-type="float">
            <text:p>4.99</text:p>
          </table:table-cell>
          <table:table-cell/>
          <table:table-cell table:style-name="ce18" table:formula="of:=[.F28]/[.B44]" office:value-type="float" office:value="15.8923083154696" calcext:value-type="float">
            <text:p>15.8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office:value-type="float" office:value="4.469557" calcext:value-type="float">
            <text:p>4.47</text:p>
          </table:table-cell>
          <table:table-cell/>
          <table:table-cell table:style-name="ce18" table:formula="of:=[.F28]/[.B45]" office:value-type="float" office:value="14.2707018895774" calcext:value-type="float">
            <text:p>14.2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office:value-type="float" office:value="4.763558" calcext:value-type="float">
            <text:p>4.76</text:p>
          </table:table-cell>
          <table:table-cell/>
          <table:table-cell table:style-name="ce18" table:formula="of:=[.F28]/[.B46]" office:value-type="float" office:value="13.2952473246722" calcext:value-type="float">
            <text:p>13.30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office:value-type="float" office:value="4.377247" calcext:value-type="float">
            <text:p>4.38</text:p>
          </table:table-cell>
          <table:table-cell/>
          <table:table-cell table:style-name="ce18" table:formula="of:=[.F28]/[.B47]" office:value-type="float" office:value="12.594090648014" calcext:value-type="float">
            <text:p>12.59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6:03:41.722459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4-15T20:04:06.466744724</dc:date>
    <meta:editing-duration>P3DT16H9M20S</meta:editing-duration>
    <meta:editing-cycles>29</meta:editing-cycles>
    <meta:generator>LibreOffice/7.0.5.2$Linux_X86_64 LibreOffice_project/00$Build-2</meta:generator>
    <meta:document-statistic meta:table-count="4" meta:cell-count="1589" meta:object-count="0"/>
  </office:meta>
</office:document-meta>
</file>